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1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style:font-name="Liberation Sans1"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c9211e" fo:font-size="32pt" fo:background-color="#ffff00" style:font-size-asian="32pt" style:font-size-complex="32pt"/>
    </style:style>
    <style:style style:name="T9" style:family="text">
      <style:text-properties style:use-window-font-color="true" fo:font-size="20pt" fo:background-color="transparent" style:font-size-asian="20pt" style:font-size-complex="20pt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DejaVu Sans Mono" fo:font-size="20pt" style:font-size-asian="20pt" style:font-size-complex="20pt"/>
    </style:style>
    <style:style style:name="T13" style:family="text">
      <style:text-properties style:font-name="DejaVu Sans Mono" fo:font-size="20pt" fo:background-color="#ffff00" style:font-size-asian="20pt" style:font-size-complex="20pt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color="#00a933" style:font-name="DejaVu Sans Mono" fo:font-size="20pt" style:font-size-asian="20pt" style:font-size-complex="20pt"/>
    </style:style>
    <style:style style:name="T17" style:family="text">
      <style:text-properties style:font-name="Liberation Sans1" fo:font-size="28pt" style:font-size-asian="28pt" style:font-size-complex="28pt"/>
    </style:style>
    <style:style style:name="T18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19" style:family="text">
      <style:text-properties style:font-name="DejaVu Sans Mono" fo:font-size="28pt" fo:font-style="normal" style:font-size-asian="28pt" style:font-style-asian="normal" style:font-size-complex="28pt" style:font-style-complex="normal"/>
    </style:style>
    <style:style style:name="T20" style:family="text">
      <style:text-properties style:font-name="DejaVu Sans Mono" fo:font-style="normal" style:font-style-asian="normal" style:font-style-complex="normal"/>
    </style:style>
    <style:style style:name="T21" style:family="text">
      <style:text-properties style:font-name="Liberation Sans1" fo:font-size="20pt" fo:font-style="normal" style:font-size-asian="20pt" style:font-style-asian="normal" style:font-size-complex="20pt" style:font-style-complex="normal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fo:font-size="20pt" fo:font-style="normal" style:font-size-asian="20pt" style:font-style-asian="normal" style:font-size-complex="20pt" style:font-style-complex="normal"/>
    </style:style>
    <style:style style:name="T24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epper CMS</text:span></text:p>
            <text:p><text:span text:style-name="T2">Implementing Pepper App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Pepper C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formation and Downloads:</text:p>
                <text:p/>
                <text:p text:style-name="P2">https://github.com/hanneseilers/PepperCMSBund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Pepper CMS Bund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demo-app</text:span><text:span text:style-name="T3"><text:line-break/></text:span><text:span text:style-name="T4">Demonstration app, see for app reference</text:span></text:p>
              </text:list-item>
              <text:list-item>
                <text:p><text:span text:style-name="T3">demo-extionsion</text:span><text:span text:style-name="T3"><text:line-break/></text:span><text:span text:style-name="T4">Demonstration extension modul</text:span></text:p>
              </text:list-item>
              <text:list-item>
                <text:p><text:span text:style-name="T3">doc</text:span><text:span text:style-name="T3"><text:line-break/></text:span><text:span text:style-name="T4">Documentation documents</text:span></text:p>
              </text:list-item>
              <text:list-item>
                <text:p><text:span text:style-name="T3">pepper-cms</text:span><text:span text:style-name="T3"><text:line-break/></text:span><text:span text:style-name="T5">CMS-Core. Also repository for libraries.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How to star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reate a new Android app project</text:p>
              </text:list-item>
              <text:list-item>
                <text:p>Robotify your project</text:p>
              </text:list-item>
              <text:list-item>
                <text:p><text:s/>Import <text:span text:style-name="T6">cms-lib</text:span><text:span text:style-name="T7"> library module</text:span></text:p>
              </text:list-item>
              <text:list-item>
                <text:p><text:span text:style-name="T7"><text:s/></text:span><text:span text:style-name="T7">Handle int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Android Robot Pro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Create app project and robotify your project.</text:p>
                <text:p><text:span text:style-name="T4">Follow instructions at:</text:span><text:span text:style-name="T4"><text:line-break/></text:span><text:span text:style-name="T4"><text:line-break/></text:span><text:span text:style-name="T4"><text:a xlink:href="https://qisdk.softbankrobotics.com/sdk/doc/pepper-sdk/ch1_gettingstarted/starting_project.html" xlink:type="simple">https://qisdk.softbankrobotics.com/sdk/doc/pepper-sdk/ch1_gettingstarted/starting_project.html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Import cms-lib</text:p>
          </draw:text-box>
        </draw:frame>
        <draw:frame presentation:style-name="pr4" draw:layer="layout" svg:width="25.199cm" svg:height="9.134cm" svg:x="1.4cm" svg:y="3.685cm" presentation:class="outline">
          <draw:text-box>
            <text:p/>
            <text:p text:style-name="P2"><text:span text:style-name="T8">At the moment this step is not required!</text:span></text:p>
            <text:p text:style-name="P2"><text:span text:style-name="T8"/></text:p>
            <text:p text:style-name="P2"><text:span text:style-name="T9">Date: 2020/08/2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Import cms-li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ownload <text:span text:style-name="T6">cms-lib-release.aar</text:span><text:span text:style-name="T7"> file from latest release:</text:span></text:p>
                <text:p><text:span text:style-name="T7"/></text:p>
                <text:p><text:span text:style-name="T10"><text:a xlink:href="https://github.com/hanneseilers/PepperCMSBundle/releases" xlink:type="simple">https://github.com/hanneseilers/PepperCMSBundle/releases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Import cms-lib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1">Edit your projects build.gradle:</text:span><text:span text:style-name="T11"><text:line-break/></text:span><text:span text:style-name="T11"/></text:p>
              </text:list-item>
            </text:list>
            <text:p text:style-name="P3"><text:span text:style-name="T12">allprojects {</text:span></text:p>
            <text:p text:style-name="P3"><text:span text:style-name="T12"><text:s text:c="4"/></text:span><text:span text:style-name="T12">repositories {</text:span></text:p>
            <text:p text:style-name="P3"><text:span text:style-name="T12"><text:s text:c="8"/></text:span><text:span text:style-name="T12">google()</text:span></text:p>
            <text:p text:style-name="P3"><text:span text:style-name="T12"><text:s text:c="8"/></text:span><text:span text:style-name="T12">jcenter()</text:span></text:p>
            <text:p text:style-name="P3"><text:span text:style-name="T13"><text:s text:c="8"/></text:span><text:span text:style-name="T13">flatDir {</text:span></text:p>
            <text:p text:style-name="P3"><text:span text:style-name="T13"><text:s text:c="12"/></text:span><text:span text:style-name="T13">dirs 'libs'</text:span></text:p>
            <text:p text:style-name="P3"><text:span text:style-name="T13"><text:s text:c="8"/></text:span><text:span text:style-name="T13">}</text:span></text:p>
            <text:p text:style-name="P3"><text:span text:style-name="T12"><text:s text:c="4"/></text:span><text:span text:style-name="T12">}</text:span></text:p>
            <text:p text:style-name="P3"><text:span text:style-name="T1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Import cms-lib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text:style-name="P4"><text:span text:style-name="T11"/></text:p>
            <text:list text:style-name="L4">
              <text:list-item>
                <text:p text:style-name="P4"><text:span text:style-name="T11">Goto your projects directory.</text:span></text:p>
              </text:list-item>
              <text:list-item>
                <text:p text:style-name="P4"><text:span text:style-name="T11">Goto your modules (normally </text:span><text:span text:style-name="T14">app</text:span><text:span text:style-name="T15">) directory</text:span></text:p>
              </text:list-item>
              <text:list-item>
                <text:p text:style-name="P4"><text:span text:style-name="T11">Copy downloaded file to modules </text:span><text:span text:style-name="T14">libs</text:span><text:span text:style-name="T15"> directory.</text:span></text:p>
              </text:list-item>
            </text:list>
            <text:p text:style-name="P4"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Import cms-li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dit your modules build.gradle:<text:line-break/><text:line-break/>Add:<text:line-break/><text:line-break/><text:span text:style-name="T12">implementation(</text:span><text:span text:style-name="T16">name:'cms-lib-release', ext: 'aar'</text:span><text:span text:style-name="T12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Handle intent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<text:span text:style-name="T17">App is called via intent with </text:span><text:span text:style-name="T18">extras.</text:span></text:p>
            <text:p text:style-name="P5"><text:span text:style-name="T18"/></text:p>
            <text:p text:style-name="P5"><text:span text:style-name="T18">Extras are simple JSON formatted </text:span><text:span text:style-name="T19">String</text:span><text:span text:style-name="T18"> data.</text:span><text:span text:style-name="T18"><text:line-break/></text:span><text:span text:style-name="T18">If needed you can parse the to </text:span><text:span text:style-name="T19">JSONObject</text:span><text:span text:style-name="T18"> or any other </text:span><text:span text:style-name="T18">librar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Handle int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App is called via intent with <text:span text:style-name="T7">extras:</text:span></text:p>
            <text:p><text:span text:style-name="T7"/></text:p>
            <text:p><text:span text:style-name="T20">app</text:span></text:p>
            <text:p><text:span text:style-name="T21">App information, including intent class and package information, as well as </text:span><text:span text:style-name="T21">apps cms internal hashcode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Handle int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App is called via intent with <text:span text:style-name="T7">extras:</text:span></text:p>
            <text:p><text:span text:style-name="T7"/></text:p>
            <text:p><text:span text:style-name="T20">data</text:span></text:p>
            <text:p><text:span text:style-name="T21">Apps stored data, as string. Normally use JSON formatted string for storing </text:span><text:span text:style-name="T21">your applications data. CMS is storing a own confugiration for every single </text:span><text:span text:style-name="T21">use.</text:span></text:p>
            <text:p><text:span text:style-name="T20"/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Handle Int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App is called via <text:span text:style-name="T22">android.content.Inten</text:span>t<text:line-break/>with <text:span text:style-name="T7">extras:</text:span></text:p>
            <text:p><text:span text:style-name="T7"/></text:p>
            <text:p><text:span text:style-name="T20">user</text:span></text:p>
            <text:p><text:span text:style-name="T21">Information about actual user. Also containing, name, birthday as </text:span><text:span text:style-name="T23">long</text:span><text:span text:style-name="T21"> </text:span><text:span text:style-name="T21">timestamp to create a java.util.</text:span><text:span text:style-name="T23">Date</text:span><text:span text:style-name="T21"> object. Also internal username is added.</text:span></text:p>
            <text:p><text:span text:style-name="T21">If extras string is empty, or not set, no user is registered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Handle Int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ipps:</text:p>
                <text:list>
                  <text:list-item>
                    <text:p><text:span text:style-name="T4">Be aware, that even no extras data can be available. That means, the </text:span><text:span text:style-name="T4">infromation is not available (for exmplae not user found), or app was </text:span><text:span text:style-name="T4">started without intent (without using pepper-cms). Implement a default </text:span><text:span text:style-name="T4">behaviour for this case!</text:span></text:p>
                  </text:list-item>
                  <text:list-item>
                    <text:p><text:span text:style-name="T4">Parse json string to objects. Use </text:span><text:span text:style-name="T12">JSONObject</text:span><text:span text:style-name="T4"> or object from </text:span><text:span text:style-name="T24">cms-lib </text:span><text:span text:style-name="T10">to work with them. For example </text:span><text:span text:style-name="T23">de.fhkiel.pepper.cms_lib.users.User</text:span><text:span text:style-name="T10"> has a static function </text:span><text:span text:style-name="T10">from </text:span><text:span text:style-name="T23">JSONObject</text:span><text:span text:style-name="T10"> to parse </text:span><text:span text:style-name="T23">JSONObject</text:span><text:span text:style-name="T10"> into User obje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Handle Int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f you want to return, for example the user data. Use <text:span text:style-name="T22">android.app.Activity.setResult(Intent)</text:span> function to return an <text:span text:style-name="T22">android.content.Intent</text:span> with extras information as JSON formatted strings:<text:line-break/><text:line-break/><text:span text:style-name="T22">app</text:span><text:tab/><text:tab/>App data (as given with calling intent)<text:line-break/><text:span text:style-name="T22">user</text:span><text:tab/><text:tab/>User data (as given with calling intent)<text:line-break/><text:span text:style-name="T22">data</text:span><text:tab/><text:tab/>Data of actual user. Will be stored by the c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9.13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9T11:04:08.295060501</meta:creation-date>
    <dc:date>2020-09-29T15:09:14.616129623</dc:date>
    <meta:editing-duration>PT1H54M9S</meta:editing-duration>
    <meta:editing-cycles>12</meta:editing-cycles>
    <meta:generator>LibreOffice/6.3.5.2$Linux_X86_64 LibreOffice_project/30$Build-2</meta:generator>
    <meta:document-statistic meta:object-count="84"/>
  </office:meta>
</office:document-meta>
</file>